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006600" draw:fill-color="#6699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6699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ng default projec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ing searc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3.855cm" svg:height="0.725cm" svg:x="6.954cm" svg:y="2.895cm">
          <draw:text-box>
            <text:p text:style-name="P1"><text:span text:style-name="T5">ping solr 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16" draw:id="id16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3.783cm" svg:height="0.725cm" svg:x="6.953cm" svg:y="5.16cm">
          <draw:text-box>
            <text:p text:style-name="P12"><text:span text:style-name="T4">user&amp;admin login</text:span></text:p>
          </draw:text-box>
        </draw:frame>
        <draw:custom-shape draw:style-name="gr9" draw:text-style-name="P1" xml:id="id17" draw:id="id17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25cm" svg:height="0.725cm" svg:x="6.951cm" svg:y="4.432cm">
          <draw:text-box>
            <text:p text:style-name="P1"><text:span text:style-name="T5">create new user</text:span></text:p>
          </draw:text-box>
        </draw:frame>
        <draw:custom-shape draw:style-name="gr9" draw:text-style-name="P1" xml:id="id18" draw:id="id18" draw:layer="layout" svg:width="0.223cm" svg:height="0.223cm" svg:x="6.686cm" svg:y="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4.304cm" svg:height="0.725cm" svg:x="6.952cm" svg:y="5.831cm">
          <draw:text-box>
            <text:p text:style-name="P1"><text:span text:style-name="T2">search &amp; get dl links</text:span></text:p>
          </draw:text-box>
        </draw:frame>
        <draw:connector draw:style-name="gr5" draw:text-style-name="P6" draw:layer="layout" draw:type="line" svg:x1="5.669cm" svg:y1="5.567cm" svg:x2="6.687cm" svg:y2="5.561cm" draw:start-shape="id15" draw:start-glue-point="10" draw:end-shape="id16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15" draw:start-glue-point="10" draw:end-shape="id17" draw:end-glue-point="6" svg:d="M5669 5567c762 0 254-734 1016-734" svg:viewBox="0 0 1017 735">
          <text:p/>
        </draw:connector>
        <draw:connector draw:style-name="gr5" draw:text-style-name="P6" draw:layer="layout" draw:type="curve" svg:x1="5.669cm" svg:y1="5.567cm" svg:x2="6.686cm" svg:y2="6.232cm" draw:start-shape="id15" draw:start-glue-point="10" draw:end-shape="id18" draw:end-glue-point="6" svg:d="M5669 5567c762 0 254 665 1017 665" svg:viewBox="0 0 1018 666">
          <text:p/>
        </draw:connector>
        <draw:custom-shape draw:style-name="gr8" draw:text-style-name="P2" xml:id="id19" draw:id="id19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0" draw:id="id20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9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20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1" draw:id="id21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2" draw:id="id22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9" draw:text-style-name="P1" xml:id="id23" draw:id="id23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9" draw:text-style-name="P1" xml:id="id24" draw:id="id24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1" draw:start-glue-point="10" draw:end-shape="id22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1" draw:start-glue-point="10" draw:end-shape="id23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1" draw:start-glue-point="10" draw:end-shape="id24" draw:end-glue-point="6" svg:d="M5669 99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8" draw:id="id28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9" draw:id="id29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6" draw:id="id26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7" draw:id="id27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5" draw:start-glue-point="10" draw:end-shape="id26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5" draw:start-glue-point="10" draw:end-shape="id27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8" draw:start-glue-point="10" draw:end-shape="id25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8" draw:start-glue-point="10" draw:end-shape="id29" draw:end-glue-point="6" svg:d="M2993 9972c934 0 312-4405 1245-4405" svg:viewBox="0 0 1246 4406">
          <text:p/>
        </draw:connector>
        <draw:custom-shape draw:style-name="gr9" draw:text-style-name="P1" xml:id="id30" draw:id="id30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1" draw:id="id31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2" draw:id="id32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3.008cm" svg:height="0.725cm" svg:x="6.952cm" svg:y="5.494cm">
          <draw:text-box>
            <text:p text:style-name="P1"><text:span text:style-name="T7">globus online</text:span></text:p>
          </draw:text-box>
        </draw:frame>
        <draw:custom-shape draw:style-name="gr9" draw:text-style-name="P1" xml:id="id33" draw:id="id33" draw:layer="layout" svg:width="0.223cm" svg:height="0.223cm" svg:x="6.687cm" svg:y="6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.399cm" svg:height="0.725cm" svg:x="6.953cm" svg:y="6.395cm">
          <draw:text-box>
            <text:p text:style-name="P1"><text:span text:style-name="T7">login</text:span></text:p>
          </draw:text-box>
        </draw:frame>
        <draw:connector draw:style-name="gr5" draw:text-style-name="P6" draw:layer="layout" draw:type="curve" svg:x1="5.569cm" svg:y1="5.567cm" svg:x2="6.668cm" svg:y2="4.15cm" draw:end-shape="id30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1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2" draw:end-glue-point="6" svg:d="M5569 5567c462 0-96 361 1117 361" svg:viewBox="0 0 1118 362">
          <text:p/>
        </draw:connector>
        <draw:connector draw:style-name="gr5" draw:text-style-name="P6" draw:layer="layout" draw:type="curve" svg:x1="5.569cm" svg:y1="5.567cm" svg:x2="6.687cm" svg:y2="6.829cm" draw:end-shape="id33" draw:end-glue-point="6" svg:d="M5569 5567c462 0-97 1262 1118 1262" svg:viewBox="0 0 1119 1263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8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8" draw:id="id38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9" draw:id="id39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8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8" draw:start-glue-point="10" draw:end-shape="id39" draw:end-glue-point="6" svg:d="M2993 9972c934 0 312-4405 1245-4405" svg:viewBox="0 0 1246 4406">
          <text:p/>
        </draw:connector>
        <draw:custom-shape draw:style-name="gr9" draw:text-style-name="P1" xml:id="id40" draw:id="id40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2.771cm" svg:height="0.725cm" svg:x="6.953cm" svg:y="5.16cm">
          <draw:text-box>
            <text:p text:style-name="P1"><text:span text:style-name="T4">get trustroot</text:span></text:p>
          </draw:text-box>
        </draw:frame>
        <draw:custom-shape draw:style-name="gr9" draw:text-style-name="P1" xml:id="id41" draw:id="id41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3.266cm" svg:height="0.725cm" svg:x="6.951cm" svg:y="4.432cm">
          <draw:text-box>
            <text:p text:style-name="P1"><text:span text:style-name="T5">get credentials</text:span></text:p>
          </draw:text-box>
        </draw:frame>
        <draw:connector draw:style-name="gr5" draw:text-style-name="P6" draw:layer="layout" draw:type="line" svg:x1="5.669cm" svg:y1="5.567cm" svg:x2="6.687cm" svg:y2="5.561cm" draw:start-shape="id39" draw:start-glue-point="10" draw:end-shape="id40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39" draw:start-glue-point="10" draw:end-shape="id41" draw:end-glue-point="6" svg:d="M5669 5567c762 0 254-734 1016-734" svg:viewBox="0 0 1017 735">
          <text:p/>
        </draw:connector>
        <draw:custom-shape draw:style-name="gr8" draw:text-style-name="P2" xml:id="id42" draw:id="id42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8" draw:start-glue-point="10" draw:end-shape="id42" draw:end-glue-point="6" svg:d="M2993 9972c934 0 312 5296 1245 5296" svg:viewBox="0 0 1246 5297">
          <text:p/>
        </draw:connector>
        <draw:custom-shape draw:style-name="gr8" draw:text-style-name="P2" xml:id="id43" draw:id="id43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4" draw:id="id44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3.783cm" svg:height="0.725cm" svg:x="6.852cm" svg:y="1.66cm">
          <draw:text-box>
            <text:p text:style-name="P1"><text:span text:style-name="T6">ping myproxy</text:span></text:p>
          </draw:text-box>
        </draw:frame>
        <draw:custom-shape draw:style-name="gr9" draw:text-style-name="P1" xml:id="id45" draw:id="id45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1" xml:id="id46" draw:id="id46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3" draw:start-glue-point="10" draw:end-shape="id44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3" draw:start-glue-point="10" draw:end-shape="id45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3" draw:start-glue-point="10" draw:end-shape="id46" draw:end-glue-point="6" svg:d="M5568 20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49" draw:id="id49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7" draw:id="id47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8" draw:id="id48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7" draw:start-glue-point="10" draw:end-shape="id48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49" draw:start-glue-point="10" draw:end-shape="id47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24T11:06:21.752532222</dc:date>
    <meta:editing-duration>P1DT3H42M53S</meta:editing-duration>
    <meta:editing-cycles>46</meta:editing-cycles>
    <meta:generator>LibreOffice/5.1.6.2$Linux_X86_64 LibreOffice_project/10m0$Build-2</meta:generator>
    <meta:document-statistic meta:object-count="149"/>
  </office:meta>
</office:document-meta>
</file>